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24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26.45pt"/>
    </style:style>
    <style:style style:name="co6" style:family="table-column">
      <style:table-column-properties fo:break-before="auto" style:column-width="37.3pt"/>
    </style:style>
    <style:style style:name="co7" style:family="table-column">
      <style:table-column-properties fo:break-before="auto" style:column-width="39.6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97.26pt"/>
    </style:style>
    <style:style style:name="co11" style:family="table-column">
      <style:table-column-properties fo:break-before="auto" style:column-width="97.99pt"/>
    </style:style>
    <style:style style:name="co12" style:family="table-column">
      <style:table-column-properties fo:break-before="auto" style:column-width="96.46pt"/>
    </style:style>
    <style:style style:name="co13" style:family="table-column">
      <style:table-column-properties fo:break-before="auto" style:column-width="82.54pt"/>
    </style:style>
    <style:style style:name="co14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inapro_DB2_SubjectsInform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3" table:default-cell-style-name="Default"/>
        <table:table-column table:style-name="co1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Laterality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zip files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Correlation P Height</text:p>
          </table:table-cell>
          <table:table-cell office:value-type="string" calcext:value-type="string">
            <text:p>Correlation P Weight</text:p>
          </table:table-cell>
          <table:table-cell office:value-type="string" calcext:value-type="string">
            <text:p>Correlation P BMI</text:p>
          </table:table-cell>
          <table:table-cell office:value-type="string" calcext:value-type="string">
            <text:p>Correlation P Age</text:p>
          </table:table-cell>
          <table:table-cell table:number-columns-repeated="2"/>
          <table:table-cell office:value-type="string" calcext:value-type="string">
            <text:p>Mean Male</text:p>
          </table:table-cell>
          <table:table-cell office:value-type="string" calcext:value-type="string">
            <text:p>Mean Female</text:p>
          </table:table-cell>
          <table:table-cell office:value-type="string" calcext:value-type="string">
            <text:p>Total 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B2_s1.zip</text:p>
          </table:table-cell>
          <table:table-cell table:formula="of:=[.G2]/POWER([.F2]/100; 2)" office:value-type="float" office:value="21.4475678458063" calcext:value-type="float">
            <text:p>21.4475678458063</text:p>
          </table:table-cell>
          <table:table-cell office:value-type="float" office:value="0.795054324503451" calcext:value-type="float">
            <text:p>0.795054324503451</text:p>
          </table:table-cell>
          <table:table-cell/>
          <table:table-cell table:formula="of:=PEARSON([.F2:.F41];[.J2:.J41])" office:value-type="float" office:value="0.477261582326123" calcext:value-type="float">
            <text:p>0.477261582326123</text:p>
          </table:table-cell>
          <table:table-cell table:formula="of:=PEARSON([.G2:.G41];[.J2:.J41])" office:value-type="float" office:value="0.317979030809021" calcext:value-type="float">
            <text:p>0.317979030809021</text:p>
          </table:table-cell>
          <table:table-cell table:formula="of:=PEARSON([.I2:.I41];[.J2:.J41])" office:value-type="float" office:value="0.0719234092838236" calcext:value-type="float">
            <text:p>0.071923409283824</text:p>
          </table:table-cell>
          <table:table-cell table:formula="of:=PEARSON([.E2:.E41];[.J2:.J41])" office:value-type="float" office:value="-0.00458472502898128" calcext:value-type="float">
            <text:p>-0.004584725028981</text:p>
          </table:table-cell>
          <table:table-cell/>
          <table:table-cell office:value-type="string" calcext:value-type="string">
            <text:p>R2</text:p>
          </table:table-cell>
          <table:table-cell table:formula="of:=AVERAGE([.J2:.J4];[.J6:.J11];[.J13:.J14];[.J16:.J18];[.J22];[.J24:.J28];[.J30:.J35];[.J38];[.J40:.J41])" office:value-type="float" office:value="0.755763514907974" calcext:value-type="float">
            <text:p>0.755763514907974</text:p>
          </table:table-cell>
          <table:table-cell table:formula="of:=AVERAGE([.J5];[.J12];[.J15];[.J19:.J21];[.J23];[.J29];[.J36:.J37];[.J39])" office:value-type="float" office:value="0.678561140464923" calcext:value-type="float">
            <text:p>0.678561140464923</text:p>
          </table:table-cell>
          <table:table-cell table:formula="of:=AVERAGE([.J2:.J41])" office:value-type="float" office:value="0.734532861936135" calcext:value-type="float">
            <text:p>0.7345328619361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83" calcext:value-type="float">
            <text:p>1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B2_s2.zip</text:p>
          </table:table-cell>
          <table:table-cell table:formula="of:=[.G3]/POWER([.F3]/100; 2)" office:value-type="float" office:value="22.3954134193317" calcext:value-type="float">
            <text:p>22.3954134193317</text:p>
          </table:table-cell>
          <table:table-cell office:value-type="float" office:value="0.748251995908544" calcext:value-type="float">
            <text:p>0.748251995908544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table:formula="of:=AVERAGE([.F2:.F4];[.F6:.F11];[.F13:.F14];[.F16:.F18];[.F22];[.F24:.F28];[.F30:.F35];[.F38];[.F40:.F41])" office:value-type="float" office:value="177.103448275862" calcext:value-type="float">
            <text:p>177.103448275862</text:p>
          </table:table-cell>
          <table:table-cell table:formula="of:=AVERAGE([.F5];[.F12];[.F15];[.F19:.F21];[.F23];[.F29];[.F36:.F37];[.F39])" office:value-type="float" office:value="160.818181818182" calcext:value-type="float">
            <text:p>160.818181818182</text:p>
          </table:table-cell>
          <table:table-cell table:formula="of:=AVERAGE([.F2:.F41])" office:value-type="float" office:value="172.625" calcext:value-type="float">
            <text:p>172.6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74" calcext:value-type="float">
            <text:p>17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B2_s3.zip</text:p>
          </table:table-cell>
          <table:table-cell table:formula="of:=[.G4]/POWER([.F4]/100; 2)" office:value-type="float" office:value="22.7903289734443" calcext:value-type="float">
            <text:p>22.7903289734443</text:p>
          </table:table-cell>
          <table:table-cell office:value-type="float" office:value="0.770524397771592" calcext:value-type="float">
            <text:p>0.770524397771592</text:p>
          </table:table-cell>
          <table:table-cell table:number-columns-repeated="6"/>
          <table:table-cell office:value-type="string" calcext:value-type="string">
            <text:p>Weight</text:p>
          </table:table-cell>
          <table:table-cell table:formula="of:=AVERAGE([.G2:.G4];[.G6:.G11];[.G13:.G14];[.G16:.G18];[.G22];[.G24:.G28];[.G30:.G35];[.G38];[.G40:.G41])" office:value-type="float" office:value="75.8620689655172" calcext:value-type="float">
            <text:p>75.8620689655172</text:p>
          </table:table-cell>
          <table:table-cell table:formula="of:=AVERAGE([.G5];[.G12];[.G15];[.G19:.G21];[.G23];[.G29];[.G36:.G37];[.G39])" office:value-type="float" office:value="57.2727272727273" calcext:value-type="float">
            <text:p>57.2727272727273</text:p>
          </table:table-cell>
          <table:table-cell table:formula="of:=AVERAGE([.G2:.G41])" office:value-type="float" office:value="70.75" calcext:value-type="float">
            <text:p>7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Left Handed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54" calcext:value-type="float">
            <text:p>15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B2_s4.zip</text:p>
          </table:table-cell>
          <table:table-cell table:formula="of:=[.G5]/POWER([.F5]/100; 2)" office:value-type="float" office:value="21.0828132906055" calcext:value-type="float">
            <text:p>21.0828132906055</text:p>
          </table:table-cell>
          <table:table-cell office:value-type="float" office:value="0.636540102494906" calcext:value-type="float">
            <text:p>0.63654010249490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B2_s5.zip</text:p>
          </table:table-cell>
          <table:table-cell table:formula="of:=[.G6]/POWER([.F6]/100; 2)" office:value-type="float" office:value="22.8571428571429" calcext:value-type="float">
            <text:p>22.8571428571429</text:p>
          </table:table-cell>
          <table:table-cell office:value-type="float" office:value="0.780059092155773" calcext:value-type="float">
            <text:p>0.780059092155773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office:value-type="float" office:value="172" calcext:value-type="float">
            <text:p>17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B2_s6.zip</text:p>
          </table:table-cell>
          <table:table-cell table:formula="of:=[.G7]/POWER([.F7]/100; 2)" office:value-type="float" office:value="26.7036235803137" calcext:value-type="float">
            <text:p>26.7036235803137</text:p>
          </table:table-cell>
          <table:table-cell office:value-type="float" office:value="0.713621948889644" calcext:value-type="float">
            <text:p>0.713621948889644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87" calcext:value-type="float">
            <text:p>18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DB2_s7.zip</text:p>
          </table:table-cell>
          <table:table-cell table:formula="of:=[.G8]/POWER([.F8]/100; 2)" office:value-type="float" office:value="26.3090165575224" calcext:value-type="float">
            <text:p>26.3090165575224</text:p>
          </table:table-cell>
          <table:table-cell office:value-type="float" office:value="0.785718792976245" calcext:value-type="float">
            <text:p>0.785718792976245</text:p>
          </table:table-cell>
          <table:table-cell/>
          <table:table-cell office:value-type="string" calcext:value-type="string">
            <text:p>Comment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B2_s8.zip</text:p>
          </table:table-cell>
          <table:table-cell table:formula="of:=[.G9]/POWER([.F9]/100; 2)" office:value-type="float" office:value="24.3910588392529" calcext:value-type="float">
            <text:p>24.3910588392529</text:p>
          </table:table-cell>
          <table:table-cell office:value-type="float" office:value="0.747569071456783" calcext:value-type="float">
            <text:p>0.747569071456783</text:p>
          </table:table-cell>
          <table:table-cell/>
          <table:table-cell office:value-type="string" calcext:value-type="string">
            <text:p>Info about forearm circumference and body fat would be interesting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72" calcext:value-type="float">
            <text:p>17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B2_s9.zip</text:p>
          </table:table-cell>
          <table:table-cell table:formula="of:=[.G10]/POWER([.F10]/100; 2)" office:value-type="float" office:value="21.295294753921" calcext:value-type="float">
            <text:p>21.295294753921</text:p>
          </table:table-cell>
          <table:table-cell office:value-type="float" office:value="0.778208299619022" calcext:value-type="float">
            <text:p>0.778208299619022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B2_s10.zip</text:p>
          </table:table-cell>
          <table:table-cell table:formula="of:=[.G11]/POWER([.F11]/100; 2)" office:value-type="float" office:value="28.0664238698253" calcext:value-type="float">
            <text:p>28.0664238698253</text:p>
          </table:table-cell>
          <table:table-cell office:value-type="float" office:value="0.748134549064522" calcext:value-type="float">
            <text:p>0.748134549064522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B2_s11.zip</text:p>
          </table:table-cell>
          <table:table-cell table:formula="of:=[.G12]/POWER([.F12]/100; 2)" office:value-type="float" office:value="24" calcext:value-type="float">
            <text:p>24</text:p>
          </table:table-cell>
          <table:table-cell office:value-type="float" office:value="0.699015279473272" calcext:value-type="float">
            <text:p>0.69901527947327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B2_s12.zip</text:p>
          </table:table-cell>
          <table:table-cell table:formula="of:=[.G13]/POWER([.F13]/100; 2)" office:value-type="float" office:value="26.5831758034026" calcext:value-type="float">
            <text:p>26.5831758034026</text:p>
          </table:table-cell>
          <table:table-cell office:value-type="float" office:value="0.781906523660976" calcext:value-type="float">
            <text:p>0.781906523660976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Left Hande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82" calcext:value-type="float">
            <text:p>18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B2_s13.zip</text:p>
          </table:table-cell>
          <table:table-cell table:formula="of:=[.G14]/POWER([.F14]/100; 2)" office:value-type="float" office:value="21.1327134404057" calcext:value-type="float">
            <text:p>21.1327134404057</text:p>
          </table:table-cell>
          <table:table-cell office:value-type="float" office:value="0.820916838438462" calcext:value-type="float">
            <text:p>0.820916838438462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B2_s14.zip</text:p>
          </table:table-cell>
          <table:table-cell table:formula="of:=[.G15]/POWER([.F15]/100; 2)" office:value-type="float" office:value="19.7133215276154" calcext:value-type="float">
            <text:p>19.7133215276154</text:p>
          </table:table-cell>
          <table:table-cell office:value-type="float" office:value="0.740328497263268" calcext:value-type="float">
            <text:p>0.740328497263268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B2_s15.zip</text:p>
          </table:table-cell>
          <table:table-cell table:formula="of:=[.G16]/POWER([.F16]/100; 2)" office:value-type="float" office:value="20.307412205455" calcext:value-type="float">
            <text:p>20.307412205455</text:p>
          </table:table-cell>
          <table:table-cell office:value-type="float" office:value="0.721825022997734" calcext:value-type="float">
            <text:p>0.721825022997734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73" calcext:value-type="float">
            <text:p>17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B2_s16.zip</text:p>
          </table:table-cell>
          <table:table-cell table:formula="of:=[.G17]/POWER([.F17]/100; 2)" office:value-type="float" office:value="25.3934311203181" calcext:value-type="float">
            <text:p>25.3934311203181</text:p>
          </table:table-cell>
          <table:table-cell office:value-type="float" office:value="0.709485593466289" calcext:value-type="float">
            <text:p>0.709485593466289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B2_s17.zip</text:p>
          </table:table-cell>
          <table:table-cell table:formula="of:=[.G18]/POWER([.F18]/100; 2)" office:value-type="float" office:value="22.8571428571429" calcext:value-type="float">
            <text:p>22.8571428571429</text:p>
          </table:table-cell>
          <table:table-cell office:value-type="float" office:value="0.806948879950594" calcext:value-type="float">
            <text:p>0.806948879950594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B2_s18.zip</text:p>
          </table:table-cell>
          <table:table-cell table:formula="of:=[.G19]/POWER([.F19]/100; 2)" office:value-type="float" office:value="31.5115016981198" calcext:value-type="float">
            <text:p>31.5115016981198</text:p>
          </table:table-cell>
          <table:table-cell office:value-type="float" office:value="0.772270865436534" calcext:value-type="float">
            <text:p>0.772270865436534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58" calcext:value-type="float">
            <text:p>15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B2_s19.zip</text:p>
          </table:table-cell>
          <table:table-cell table:formula="of:=[.G20]/POWER([.F20]/100; 2)" office:value-type="float" office:value="20.829995193078" calcext:value-type="float">
            <text:p>20.829995193078</text:p>
          </table:table-cell>
          <table:table-cell office:value-type="float" office:value="0.764968845911462" calcext:value-type="float">
            <text:p>0.764968845911462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55" calcext:value-type="float">
            <text:p>15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B2_s20.zip</text:p>
          </table:table-cell>
          <table:table-cell table:formula="of:=[.G21]/POWER([.F21]/100; 2)" office:value-type="float" office:value="21.6441207075963" calcext:value-type="float">
            <text:p>21.6441207075963</text:p>
          </table:table-cell>
          <table:table-cell office:value-type="float" office:value="0.716376024110638" calcext:value-type="float">
            <text:p>0.716376024110638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B2_s21.zip</text:p>
          </table:table-cell>
          <table:table-cell table:formula="of:=[.G22]/POWER([.F22]/100; 2)" office:value-type="float" office:value="25.9515570934256" calcext:value-type="float">
            <text:p>25.9515570934256</text:p>
          </table:table-cell>
          <table:table-cell office:value-type="float" office:value="0.706607505449131" calcext:value-type="float">
            <text:p>0.70660750544913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Left Handed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B2_s22.zip</text:p>
          </table:table-cell>
          <table:table-cell table:formula="of:=[.G23]/POWER([.F23]/100; 2)" office:value-type="float" office:value="20.5761316872428" calcext:value-type="float">
            <text:p>20.5761316872428</text:p>
          </table:table-cell>
          <table:table-cell office:value-type="float" office:value="0.674796288592152" calcext:value-type="float">
            <text:p>0.674796288592152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B2_s23.zip</text:p>
          </table:table-cell>
          <table:table-cell table:formula="of:=[.G24]/POWER([.F24]/100; 2)" office:value-type="float" office:value="22.8373702422145" calcext:value-type="float">
            <text:p>22.8373702422145</text:p>
          </table:table-cell>
          <table:table-cell office:value-type="float" office:value="0.770089185344008" calcext:value-type="float">
            <text:p>0.770089185344008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B2_s24.zip</text:p>
          </table:table-cell>
          <table:table-cell table:formula="of:=[.G25]/POWER([.F25]/100; 2)" office:value-type="float" office:value="25.2595155709343" calcext:value-type="float">
            <text:p>25.2595155709343</text:p>
          </table:table-cell>
          <table:table-cell office:value-type="float" office:value="0.727982289932303" calcext:value-type="float">
            <text:p>0.727982289932303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Left Handed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B2_s25.zip</text:p>
          </table:table-cell>
          <table:table-cell table:formula="of:=[.G26]/POWER([.F26]/100; 2)" office:value-type="float" office:value="24.8015873015873" calcext:value-type="float">
            <text:p>24.8015873015873</text:p>
          </table:table-cell>
          <table:table-cell office:value-type="float" office:value="0.680930071991363" calcext:value-type="float">
            <text:p>0.680930071991363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Left Hande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B2_s26.zip</text:p>
          </table:table-cell>
          <table:table-cell table:formula="of:=[.G27]/POWER([.F27]/100; 2)" office:value-type="float" office:value="26.0145681581686" calcext:value-type="float">
            <text:p>26.0145681581686</text:p>
          </table:table-cell>
          <table:table-cell office:value-type="float" office:value="0.77707282379044" calcext:value-type="float">
            <text:p>0.77707282379044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B2_s27.zip</text:p>
          </table:table-cell>
          <table:table-cell table:formula="of:=[.G28]/POWER([.F28]/100; 2)" office:value-type="float" office:value="22.4913494809689" calcext:value-type="float">
            <text:p>22.4913494809689</text:p>
          </table:table-cell>
          <table:table-cell office:value-type="float" office:value="0.72725773579648" calcext:value-type="float">
            <text:p>0.72725773579648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B2_s28.zip</text:p>
          </table:table-cell>
          <table:table-cell table:formula="of:=[.G29]/POWER([.F29]/100; 2)" office:value-type="float" office:value="23.828125" calcext:value-type="float">
            <text:p>23.828125</text:p>
          </table:table-cell>
          <table:table-cell office:value-type="float" office:value="0.305536551246941" calcext:value-type="float">
            <text:p>0.305536551246941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71" calcext:value-type="float">
            <text:p>17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B2_s29.zip</text:p>
          </table:table-cell>
          <table:table-cell table:formula="of:=[.G30]/POWER([.F30]/100; 2)" office:value-type="float" office:value="21.8870763653774" calcext:value-type="float">
            <text:p>21.8870763653774</text:p>
          </table:table-cell>
          <table:table-cell office:value-type="float" office:value="0.731711260934242" calcext:value-type="float">
            <text:p>0.731711260934242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B2_s30.zip</text:p>
          </table:table-cell>
          <table:table-cell table:formula="of:=[.G31]/POWER([.F31]/100; 2)" office:value-type="float" office:value="22.7204383708109" calcext:value-type="float">
            <text:p>22.7204383708109</text:p>
          </table:table-cell>
          <table:table-cell office:value-type="float" office:value="0.803787535060344" calcext:value-type="float">
            <text:p>0.803787535060344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85" calcext:value-type="float">
            <text:p>18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B2_s31.zip</text:p>
          </table:table-cell>
          <table:table-cell table:formula="of:=[.G32]/POWER([.F32]/100; 2)" office:value-type="float" office:value="28.6340394448503" calcext:value-type="float">
            <text:p>28.6340394448503</text:p>
          </table:table-cell>
          <table:table-cell office:value-type="float" office:value="0.763918621947184" calcext:value-type="float">
            <text:p>0.763918621947184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73" calcext:value-type="float">
            <text:p>17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B2_s32.zip</text:p>
          </table:table-cell>
          <table:table-cell table:formula="of:=[.G33]/POWER([.F33]/100; 2)" office:value-type="float" office:value="24.0569347455645" calcext:value-type="float">
            <text:p>24.0569347455645</text:p>
          </table:table-cell>
          <table:table-cell office:value-type="float" office:value="0.709709937689811" calcext:value-type="float">
            <text:p>0.709709937689811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83" calcext:value-type="float">
            <text:p>18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B2_s33.zip</text:p>
          </table:table-cell>
          <table:table-cell table:formula="of:=[.G34]/POWER([.F34]/100; 2)" office:value-type="float" office:value="21.2009913703007" calcext:value-type="float">
            <text:p>21.2009913703007</text:p>
          </table:table-cell>
          <table:table-cell office:value-type="float" office:value="0.748428415782411" calcext:value-type="float">
            <text:p>0.748428415782411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B2_s34.zip</text:p>
          </table:table-cell>
          <table:table-cell table:formula="of:=[.G35]/POWER([.F35]/100; 2)" office:value-type="float" office:value="21.1588541666667" calcext:value-type="float">
            <text:p>21.1588541666667</text:p>
          </table:table-cell>
          <table:table-cell office:value-type="float" office:value="0.745921288907386" calcext:value-type="float">
            <text:p>0.745921288907386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B2_s35.zip</text:p>
          </table:table-cell>
          <table:table-cell table:formula="of:=[.G36]/POWER([.F36]/100; 2)" office:value-type="float" office:value="17.9930795847751" calcext:value-type="float">
            <text:p>17.9930795847751</text:p>
          </table:table-cell>
          <table:table-cell office:value-type="float" office:value="0.74608560048151" calcext:value-type="float">
            <text:p>0.74608560048151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55" calcext:value-type="float">
            <text:p>15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B2_s36.zip</text:p>
          </table:table-cell>
          <table:table-cell table:formula="of:=[.G37]/POWER([.F37]/100; 2)" office:value-type="float" office:value="18.3142559833507" calcext:value-type="float">
            <text:p>18.3142559833507</text:p>
          </table:table-cell>
          <table:table-cell office:value-type="float" office:value="0.653419160193346" calcext:value-type="float">
            <text:p>0.653419160193346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90" calcext:value-type="float">
            <text:p>19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B2_s37.zip</text:p>
          </table:table-cell>
          <table:table-cell table:formula="of:=[.G38]/POWER([.F38]/100; 2)" office:value-type="float" office:value="29.0858725761773" calcext:value-type="float">
            <text:p>29.0858725761773</text:p>
          </table:table-cell>
          <table:table-cell office:value-type="float" office:value="0.793167278107719" calcext:value-type="float">
            <text:p>0.793167278107719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B2_s38.zip</text:p>
          </table:table-cell>
          <table:table-cell table:formula="of:=[.G39]/POWER([.F39]/100; 2)" office:value-type="float" office:value="23.3354661447552" calcext:value-type="float">
            <text:p>23.3354661447552</text:p>
          </table:table-cell>
          <table:table-cell office:value-type="float" office:value="0.754835329910119" calcext:value-type="float">
            <text:p>0.754835329910119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B2_s39.zip</text:p>
          </table:table-cell>
          <table:table-cell table:formula="of:=[.G40]/POWER([.F40]/100; 2)" office:value-type="float" office:value="28.6661291767446" calcext:value-type="float">
            <text:p>28.6661291767446</text:p>
          </table:table-cell>
          <table:table-cell office:value-type="float" office:value="0.720798754945369" calcext:value-type="float">
            <text:p>0.720798754945369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tact</text:p>
          </table:table-cell>
          <table:table-cell office:value-type="string" calcext:value-type="string">
            <text:p>Right Handed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73" calcext:value-type="float">
            <text:p>17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B2_s40.zip</text:p>
          </table:table-cell>
          <table:table-cell table:formula="of:=[.G41]/POWER([.F41]/100; 2)" office:value-type="float" office:value="21.7180660897457" calcext:value-type="float">
            <text:p>21.7180660897457</text:p>
          </table:table-cell>
          <table:table-cell office:value-type="float" office:value="0.801533895793432" calcext:value-type="float">
            <text:p>0.80153389579343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8T11:31:52.712246728</dc:date>
    <meta:editing-duration>PT18M49S</meta:editing-duration>
    <meta:editing-cycles>5</meta:editing-cycles>
    <meta:generator>LibreOffice/6.0.7.3$Linux_X86_64 LibreOffice_project/00m0$Build-3</meta:generator>
    <meta:document-statistic meta:table-count="1" meta:cell-count="435" meta:object-count="0"/>
  </office:meta>
</office:document-meta>
</file>